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14cm" fo:min-width="1.904cm"/>
    </style:style>
    <style:style style:name="gr2" style:family="graphic" style:parent-style-name="standard">
      <style:graphic-properties draw:textarea-horizontal-align="justify" draw:textarea-vertical-align="middle" draw:auto-grow-height="false" fo:min-height="1.094cm" fo:min-width="1.056cm"/>
    </style:style>
    <style:style style:name="gr3" style:family="graphic" style:parent-style-name="standard">
      <style:graphic-properties draw:textarea-horizontal-align="justify" draw:textarea-vertical-align="middle" draw:auto-grow-height="false" fo:min-height="10.55cm" fo:min-width="18.7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872cm" fo:min-width="4.026cm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0.95cm" fo:min-width="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001 intro" draw:style-name="dp1" draw:master-page-name="Predefinito">
        <draw:custom-shape draw:style-name="gr1" draw:text-style-name="P1" draw:layer="layout" svg:width="3.4cm" svg:height="3.2cm" svg:x="7.9cm" svg:y="1.778cm">
          <text:p text:style-name="P1">Team 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1.9cm" svg:x="8.5cm" svg:y="5.9cm">
          <text:p text:style-name="P1">Ggj 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#002 menu" draw:style-name="dp1" draw:master-page-name="Predefinito">
        <draw:custom-shape draw:style-name="gr3" draw:text-style-name="P1" draw:layer="layout" svg:width="19.2cm" svg:height="10.8cm" svg:x="0cm" svg:y="0cm">
          <text:p text:style-name="P1">sfond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4cm" svg:height="3cm" svg:x="0.1cm" svg:y="0.2cm">
          <text:p text:style-name="P1">Tito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5cm" svg:height="1.2cm" svg:x="13.4cm" svg:y="7.5cm">
          <text:p text:style-name="P1">Play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5cm" svg:height="1.2cm" svg:x="13.4cm" svg:y="9.1cm">
          <text:p text:style-name="P1">Qui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9.2cm" fo:page-height="1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5T15:53:52.367000000</meta:creation-date>
    <meta:generator>LibreOffice/6.1.3.2$Windows_X86_64 LibreOffice_project/86daf60bf00efa86ad547e59e09d6bb77c699acb</meta:generator>
    <dc:date>2019-01-27T00:01:38.829000000</dc:date>
    <meta:editing-duration>PT2H11M49S</meta:editing-duration>
    <meta:editing-cycles>2</meta:editing-cycles>
    <meta:document-statistic meta:object-count="6"/>
  </office:meta>
</office:document-meta>
</file>